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Arial Unicode', Arial, 'URW Gothic L', Helvetica, Tahoma, 'Cambria Math',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94dd5" officeooo:paragraph-rsid="00194dd5"/>
    </style:style>
    <style:style style:name="P2" style:family="paragraph" style:parent-style-name="Standard">
      <style:text-properties officeooo:rsid="0019f1ff" officeooo:paragraph-rsid="0019f1ff"/>
    </style:style>
    <style:style style:name="P3"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style>
    <style:style style:name="P4" style:family="paragraph" style:parent-style-name="Heading_20_4">
      <style:text-properties fo:font-variant="normal" fo:text-transform="none" fo:color="#000000" style:font-name="Verdana" fo:font-size="9.75pt" fo:letter-spacing="normal" fo:font-style="normal" fo:font-weight="bold" officeooo:rsid="00194dd5" officeooo:paragraph-rsid="00194dd5"/>
    </style:style>
    <style:style style:name="T1" style:family="text">
      <style:text-properties fo:font-variant="normal" fo:text-transform="none" fo:color="#000000" style:font-name="Verdana" fo:font-size="9.75pt" fo:letter-spacing="normal" fo:font-style="normal" fo:font-weight="normal"/>
    </style:style>
    <style:style style:name="T2" style:family="text">
      <style:text-properties fo:font-variant="normal" fo:text-transform="none" fo:color="#000000" style:font-name="Verdana" fo:font-size="9.75pt" fo:letter-spacing="normal" fo:font-style="normal" fo:font-weight="normal" fo:background-color="transparent"/>
    </style:style>
    <style:style style:name="T3" style:family="text">
      <style:text-properties fo:font-variant="normal" fo:text-transform="none" fo:color="#000000" style:font-name="Verdana" fo:font-size="9.75pt" fo:letter-spacing="normal" fo:font-style="italic" fo:font-weight="normal"/>
    </style:style>
    <style:style style:name="T4" style:family="text">
      <style:text-properties fo:font-variant="normal" fo:text-transform="none" fo:color="#000000" style:text-position="33% 80%" style:font-name="Verdana" fo:font-size="9.75pt" fo:letter-spacing="normal" fo:font-style="normal" fo:font-weight="normal"/>
    </style:style>
    <style:style style:name="T5" style:family="text">
      <style:text-properties fo:font-variant="normal" fo:text-transform="none" fo:color="#000000" style:text-position="-33% 80%" style:font-name="Verdana" fo:font-size="9.75pt" fo:letter-spacing="normal" fo:font-style="normal" fo:font-weight="normal"/>
    </style:style>
    <style:style style:name="T6" style:family="text">
      <style:text-properties fo:font-variant="normal" fo:text-transform="none" fo:color="#2b4055" style:text-position="33% 80%" style:font-name="Verdana" fo:font-size="9.75pt" fo:letter-spacing="normal" fo:font-style="normal" fo:font-weight="normal"/>
    </style:style>
    <style:style style:name="T7" style:family="text">
      <style:text-properties fo:font-variant="normal" fo:text-transform="none" fo:color="#2b4055" style:font-name="Verdana"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ll</text:p>
      <text:p text:style-name="P1">Volume 90, Issue 2, 25 July 1997, Pages 217–224</text:p>
      <text:p text:style-name="P1"/>
      <text:p text:style-name="P1">A Model for the Microtubule-Ncd Motor Protein Complex Obtained by Cryo-Electron Microscopy and Image Analysis</text:p>
      <text:p text:style-name="P1"/>
      <text:p text:style-name="P1"/>
      <text:p text:style-name="P1">Sample Preparation</text:p>
      <text:p text:style-name="P1">Microtubules were polymerized by incubating purified tubulin (2.5 mg/ml) in 80 mM PIPES [pH 6.8], 4 mM MgCl2, 1 mM EGTA, 2 mM GTP, 5% DMSO, and 15 μM Taxol for 20 min at 37°C. Microtubule solution (4–5 μl) was applied to glow discharged, holey carbon support films on 400 mesh electron microscope grids. Decoration with Ncd motor domain was done on the grid by blotting away most of the microtubule solution and then applying 4–5 μl of Ncd motor protein solution (2 mg/ml Ncd in 10 mM Tris-HCl [pH 7], 67 mM NaCl, 2 mM MgCl2, 1 mM DTT, and 4 mM AMP-PNP). Finally, the grids were blotted and frozen by rapidly plunging them into liquid ethane slush (Dubochet et al. 1988). Frozen grids were stored under liquid nitrogen. A Gatan (Pleasanton, CA) cryo-stage was used to maintain the grids below −180°C during transfer and observation in Philips CM120T or CM200T FEG electron microscopes. Electron micrographs were recorded under low dose conditions (&lt;10 e/Å2 total dose) at an operating voltage of 100 kV, nominal magnifications of 35,000 or 38,000, and an underfocus of 1–2 μm.</text:p>
      <text:p text:style-name="P1"/>
      <text:p text:style-name="P1"/>
      <text:p text:style-name="P1"/>
      <text:p text:style-name="P1"/>
      <text:p text:style-name="P2">Nature 439, 875-878 (16 February 2006) | doi:10.1038/nature04320; Received 2 September 2005; Accepted 23 September 2005; Published online 28 December 2005</text:p>
      <text:p text:style-name="P2"/>
      <text:p text:style-name="P2">A lever-arm rotation drives motility of the minus-end-directed kinesin Ncd</text:p>
      <text:p text:style-name="P2"/>
      <text:h text:style-name="P4" text:outline-level="4">Cryo-EM and helical image analysis</text:h>
      <text:p text:style-name="P3"><text:span text:style-name="T1">Ncd (4–7</text:span><text:span text:style-name="T2"> </text:span><text:span text:style-name="T1">mg</text:span><text:span text:style-name="T2"> </text:span><text:span text:style-name="T1">ml</text:span><text:span text:style-name="T4">-1</text:span><text:span text:style-name="T1">) was dialysed against 25</text:span><text:span text:style-name="T2"> </text:span><text:span text:style-name="T1">mM MOPS (pH</text:span><text:span text:style-name="T2"> </text:span><text:span text:style-name="T1">7.25), 100</text:span><text:span text:style-name="T2"> </text:span><text:span text:style-name="T1">mM NaCl, 2</text:span><text:span text:style-name="T2"> </text:span><text:span text:style-name="T1">mM MgCl</text:span><text:span text:style-name="T5">2</text:span><text:span text:style-name="T1">, 1</text:span><text:span text:style-name="T2"> </text:span><text:span text:style-name="T1">mM EGTA and 1</text:span><text:span text:style-name="T2"> </text:span><text:span text:style-name="T1">mM dithiothreitol and was centrifuged (100,000</text:span><text:span text:style-name="T3">g</text:span><text:span text:style-name="T1">, 15</text:span><text:span text:style-name="T2"> </text:span><text:span text:style-name="T1">min) to remove any precipitate. Frozen grids containing microtubules (5</text:span><text:span text:style-name="T2"> </text:span><text:span text:style-name="T1">mg</text:span><text:span text:style-name="T2"> </text:span><text:span text:style-name="T1">ml</text:span><text:span text:style-name="T4">-1</text:span><text:span text:style-name="T1">) and Ncd were prepared as described</text:span><text:a xlink:type="simple" xlink:href="http://www.nature.com/nature/journal/v439/n7078/full/nature04320.html#B15"><text:span text:style-name="T6">15</text:span></text:a><text:span text:style-name="T1"> with a final concentration of nucleotide of 5</text:span><text:span text:style-name="T2"> </text:span><text:span text:style-name="T1">mM or 1</text:span><text:span text:style-name="T2"> </text:span><text:span text:style-name="T1">U of apyrase. Imaging and image analysis were carried out essentially as described</text:span><text:a xlink:type="simple" xlink:href="http://www.nature.com/nature/journal/v439/n7078/full/nature04320.html#B15"><text:span text:style-name="T6">15</text:span></text:a><text:span text:style-name="T1">, with an FEI CM200FEG electron microscope and Gatan cold stage. The number of data sets averaged and the total number of asymmetric units contributing to each 3D map were as follows: Ncd/AMPPNP, 20 data sets, 17,600 particles; Ncd/nucleotide-free, 24 data sets, 17,100 particles; Ncd/ADP-AlF</text:span><text:span text:style-name="T5">4</text:span><text:span text:style-name="T4">-</text:span><text:span text:style-name="T1">, 26 data sets, 23,700 particles; Ncd(N340K)/AMPPNP, 20 data sets, 12,150 particles; Ncd(N340K)/AlF</text:span><text:span text:style-name="T5">4</text:span><text:span text:style-name="T1">, 20 data sets, 13,000 particles; Ncd(N340K)/nucleotide-free, 29 data sets, 17,250 particles. For the figures, all 3D data sets were fitted and scaled to a reference created by averaging the microtubule–Ncd/AlF</text:span><text:span text:style-name="T5">4</text:span><text:span text:style-name="T4">-</text:span><text:span text:style-name="T1"> and microtubule–Ncd/nucleotide-free data (</text:span><text:a xlink:type="simple" xlink:href="http://www.nature.com/nature/journal/v439/n7078/full/nature04320.html#f1"><text:span text:style-name="T7">Fig. 1i</text:span></text:a><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Arial Unicode', Arial, 'URW Gothic L', Helvetica, Tahoma, 'Cambria Math',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2:40:46.796505284</meta:creation-date>
    <dc:date>2015-02-10T13:03:10.785616498</dc:date>
    <meta:editing-duration>PT20M50S</meta:editing-duration>
    <meta:editing-cycles>2</meta:editing-cycles>
    <meta:generator>LibreOffice/4.1.4.2$Linux_X86_64 LibreOffice_project/410$Build-2</meta:generator>
    <meta:document-statistic meta:table-count="0" meta:image-count="0" meta:object-count="0" meta:page-count="1" meta:paragraph-count="9" meta:word-count="419" meta:character-count="2584" meta:non-whitespace-character-count="2181"/>
  </office:meta>
</office:document-meta>
</file>